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489cm"/>
    </style:style>
    <style:style style:name="Tabla1.B" style:family="table-column">
      <style:table-column-properties style:column-width="12.319cm"/>
    </style:style>
    <style:style style:name="Tabla1.C" style:family="table-column">
      <style:table-column-properties style:column-width="1.118cm"/>
    </style:style>
    <style:style style:name="Tabla1.D" style:family="table-column">
      <style:table-column-properties style:column-width="1.044cm"/>
    </style:style>
    <style:style style:name="Tabla1.E" style:family="table-column">
      <style:table-column-properties style:column-width="1.04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688cm"/>
    </style:style>
    <style:style style:name="Tabla2.B" style:family="table-column">
      <style:table-column-properties style:column-width="12.12cm"/>
    </style:style>
    <style:style style:name="Tabla2.C" style:family="table-column">
      <style:table-column-properties style:column-width="1.118cm"/>
    </style:style>
    <style:style style:name="Tabla2.D" style:family="table-column">
      <style:table-column-properties style:column-width="2.08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5fc7" officeooo:paragraph-rsid="0013efa2"/>
    </style:style>
    <style:style style:name="P2" style:family="paragraph" style:parent-style-name="Text_20_body">
      <style:text-properties officeooo:rsid="0014691e" officeooo:paragraph-rsid="0014691e"/>
    </style:style>
    <style:style style:name="P3" style:family="paragraph" style:parent-style-name="Text_20_body">
      <style:text-properties officeooo:rsid="0013efa2" officeooo:paragraph-rsid="0013efa2"/>
    </style:style>
    <style:style style:name="P4" style:family="paragraph" style:parent-style-name="Preformatted_20_Text">
      <style:text-properties officeooo:rsid="00150f5b" officeooo:paragraph-rsid="00150f5b"/>
    </style:style>
    <style:style style:name="P5" style:family="paragraph" style:parent-style-name="Preformatted_20_Text">
      <style:text-properties officeooo:paragraph-rsid="001535bf"/>
    </style:style>
    <style:style style:name="P6" style:family="paragraph" style:parent-style-name="Table_20_Contents">
      <style:text-properties officeooo:rsid="0012b2aa" officeooo:paragraph-rsid="0012b2aa"/>
    </style:style>
    <style:style style:name="P7" style:family="paragraph" style:parent-style-name="Table_20_Contents">
      <style:text-properties officeooo:rsid="0012b2aa" officeooo:paragraph-rsid="001535bf"/>
    </style:style>
    <style:style style:name="P8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2b2aa" officeooo:paragraph-rsid="0012b2aa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2b2aa" officeooo:paragraph-rsid="001535bf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35fc7" officeooo:paragraph-rsid="00135fc7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35fc7" officeooo:paragraph-rsid="001535bf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35fc7" officeooo:paragraph-rsid="00154190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3dda2" officeooo:paragraph-rsid="0013dda2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3dda2" officeooo:paragraph-rsid="001535bf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3dda2" officeooo:paragraph-rsid="00154190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3dda2" officeooo:paragraph-rsid="0018c268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3efa2" officeooo:paragraph-rsid="0013efa2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3efa2" officeooo:paragraph-rsid="001535bf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3efa2" officeooo:paragraph-rsid="0016addf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4691e" officeooo:paragraph-rsid="0014691e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4691e" officeooo:paragraph-rsid="001535bf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4691e" officeooo:paragraph-rsid="00179e59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paragraph-rsid="001535bf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535bf" officeooo:paragraph-rsid="001535bf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54190" officeooo:paragraph-rsid="00154190" style:font-name-asian="Nimbus Mono L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18c268" officeooo:paragraph-rsid="0018c268" style:font-name-asian="Nimbus Mono L" style:font-size-asian="10pt" style:font-name-complex="Liberation Mono" style:font-size-complex="10pt"/>
    </style:style>
    <style:style style:name="P28" style:family="paragraph" style:parent-style-name="Table_20_Contents">
      <style:text-properties officeooo:paragraph-rsid="001535bf"/>
    </style:style>
    <style:style style:name="P29" style:family="paragraph" style:parent-style-name="Standard">
      <style:text-properties officeooo:paragraph-rsid="001535bf"/>
    </style:style>
    <style:style style:name="P30" style:family="paragraph" style:parent-style-name="Text_20_body">
      <style:text-properties officeooo:rsid="00135fc7" officeooo:paragraph-rsid="0013efa2"/>
    </style:style>
    <style:style style:name="P31" style:family="paragraph" style:parent-style-name="Text_20_body">
      <style:text-properties officeooo:rsid="002f1fae" officeooo:paragraph-rsid="002f1fae"/>
    </style:style>
    <style:style style:name="P32" style:family="paragraph" style:parent-style-name="Table_20_Contents">
      <style:text-properties style:font-name="Liberation Mono" fo:font-size="10pt" officeooo:rsid="00135fc7" officeooo:paragraph-rsid="001eafed" style:font-name-asian="Nimbus Mono L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5fc7" officeooo:paragraph-rsid="001535bf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paragraph-rsid="001535bf" style:font-name-asian="Nimbus Mono L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eafed" officeooo:paragraph-rsid="001eafed" style:font-name-asian="Nimbus Mono L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3dda2" officeooo:paragraph-rsid="002144a1" style:font-name-asian="Nimbus Mono L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3efa2" officeooo:paragraph-rsid="001535bf" style:font-name-asian="Nimbus Mono L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3efa2" officeooo:paragraph-rsid="002d2aec" style:font-name-asian="Nimbus Mono L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3efa2" officeooo:paragraph-rsid="00440263" style:font-name-asian="Nimbus Mono L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4691e" officeooo:paragraph-rsid="001535bf" style:font-name-asian="Nimbus Mono L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4691e" officeooo:paragraph-rsid="0035f6f3" style:font-name-asian="Nimbus Mono L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4691e" officeooo:paragraph-rsid="0038909e" style:font-name-asian="Nimbus Mono L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4691e" officeooo:paragraph-rsid="003954ce" style:font-name-asian="Nimbus Mono L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4691e" officeooo:paragraph-rsid="0039c724" style:font-name-asian="Nimbus Mono L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375a5e" officeooo:paragraph-rsid="00375a5e" style:font-name-asian="Nimbus Mono L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3c605e" officeooo:paragraph-rsid="003c605e" style:font-name-asian="Nimbus Mono L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48272c" officeooo:paragraph-rsid="0048272c" style:font-name-asian="Nimbus Mono L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48b536" officeooo:paragraph-rsid="0048b536" style:font-name-asian="Nimbus Mono L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4e978c" officeooo:paragraph-rsid="004e978c" style:font-name-asian="Nimbus Mono L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5078a3" officeooo:paragraph-rsid="005078a3" style:font-name-asian="Nimbus Mono L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5333ac" officeooo:paragraph-rsid="005333ac" style:font-name-asian="Nimbus Mono L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54d9bf" officeooo:paragraph-rsid="0054d9bf" style:font-name-asian="Nimbus Mono L" style:font-size-asian="10pt" style:font-name-complex="Liberation Mono" style:font-size-complex="10pt"/>
    </style:style>
    <style:style style:name="P53" style:family="paragraph" style:parent-style-name="Table_20_Contents">
      <style:text-properties officeooo:rsid="004c4aff" officeooo:paragraph-rsid="004c4aff"/>
    </style:style>
    <style:style style:name="T1" style:family="text">
      <style:text-properties officeooo:rsid="0013dda2"/>
    </style:style>
    <style:style style:name="T2" style:family="text">
      <style:text-properties officeooo:rsid="0013efa2"/>
    </style:style>
    <style:style style:name="T3" style:family="text">
      <style:text-properties officeooo:rsid="0014691e"/>
    </style:style>
    <style:style style:name="T4" style:family="text">
      <style:text-properties officeooo:rsid="00150f5b"/>
    </style:style>
    <style:style style:name="T5" style:family="text">
      <style:text-properties officeooo:rsid="001535bf"/>
    </style:style>
    <style:style style:name="T6" style:family="text">
      <style:text-properties officeooo:rsid="00154190"/>
    </style:style>
    <style:style style:name="T7" style:family="text">
      <style:text-properties officeooo:rsid="0016addf"/>
    </style:style>
    <style:style style:name="T8" style:family="text">
      <style:text-properties officeooo:rsid="00179e59"/>
    </style:style>
    <style:style style:name="T9" style:family="text">
      <style:text-properties officeooo:rsid="0018c268"/>
    </style:style>
    <style:style style:name="T10" style:family="text">
      <style:text-properties officeooo:rsid="001cd0bc"/>
    </style:style>
    <style:style style:name="T11" style:family="text">
      <style:text-properties officeooo:rsid="001f7533"/>
    </style:style>
    <style:style style:name="T12" style:family="text">
      <style:text-properties officeooo:rsid="002144a1"/>
    </style:style>
    <style:style style:name="T13" style:family="text">
      <style:text-properties officeooo:rsid="0022fd60"/>
    </style:style>
    <style:style style:name="T14" style:family="text">
      <style:text-properties officeooo:rsid="0024f616"/>
    </style:style>
    <style:style style:name="T15" style:family="text">
      <style:text-properties officeooo:rsid="0025ff15"/>
    </style:style>
    <style:style style:name="T16" style:family="text">
      <style:text-properties officeooo:rsid="00261e99"/>
    </style:style>
    <style:style style:name="T17" style:family="text">
      <style:text-properties officeooo:rsid="00282f29"/>
    </style:style>
    <style:style style:name="T18" style:family="text">
      <style:text-properties officeooo:rsid="0029e4a0"/>
    </style:style>
    <style:style style:name="T19" style:family="text">
      <style:text-properties officeooo:rsid="002b42b4"/>
    </style:style>
    <style:style style:name="T20" style:family="text">
      <style:text-properties officeooo:rsid="002d2aec"/>
    </style:style>
    <style:style style:name="T21" style:family="text">
      <style:text-properties officeooo:rsid="002f1fae"/>
    </style:style>
    <style:style style:name="T22" style:family="text">
      <style:text-properties officeooo:rsid="003205fd"/>
    </style:style>
    <style:style style:name="T23" style:family="text">
      <style:text-properties officeooo:rsid="003353ae"/>
    </style:style>
    <style:style style:name="T24" style:family="text">
      <style:text-properties officeooo:rsid="00350d99"/>
    </style:style>
    <style:style style:name="T25" style:family="text">
      <style:text-properties officeooo:rsid="00353d47"/>
    </style:style>
    <style:style style:name="T26" style:family="text">
      <style:text-properties officeooo:rsid="0037e033"/>
    </style:style>
    <style:style style:name="T27" style:family="text">
      <style:text-properties officeooo:rsid="003954ce"/>
    </style:style>
    <style:style style:name="T28" style:family="text">
      <style:text-properties officeooo:rsid="0039c724"/>
    </style:style>
    <style:style style:name="T29" style:family="text">
      <style:text-properties officeooo:rsid="003abb0c"/>
    </style:style>
    <style:style style:name="T30" style:family="text">
      <style:text-properties officeooo:rsid="003bed21"/>
    </style:style>
    <style:style style:name="T31" style:family="text">
      <style:text-properties officeooo:rsid="003d4b04"/>
    </style:style>
    <style:style style:name="T32" style:family="text">
      <style:text-properties officeooo:rsid="003f8ce0"/>
    </style:style>
    <style:style style:name="T33" style:family="text">
      <style:text-properties officeooo:rsid="0040c7cb"/>
    </style:style>
    <style:style style:name="T34" style:family="text">
      <style:text-properties officeooo:rsid="00410eda"/>
    </style:style>
    <style:style style:name="T35" style:family="text">
      <style:text-properties officeooo:rsid="004115d5"/>
    </style:style>
    <style:style style:name="T36" style:family="text">
      <style:text-properties officeooo:rsid="00415c45"/>
    </style:style>
    <style:style style:name="T37" style:family="text">
      <style:text-properties officeooo:rsid="0042a6fa"/>
    </style:style>
    <style:style style:name="T38" style:family="text">
      <style:text-properties officeooo:rsid="00439290"/>
    </style:style>
    <style:style style:name="T39" style:family="text">
      <style:text-properties officeooo:rsid="0045c23d"/>
    </style:style>
    <style:style style:name="T40" style:family="text">
      <style:text-properties officeooo:rsid="0046e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s de usuarios: App Android/App Web.</text:p>
      <text:p text:style-name="P1">Usuarios:Alumnos.</text:p>
      <text:p text:style-name="P3">Profesor:profesor.</text:p>
      <text:p text:style-name="P1"><text:span text:style-name="T2">Administrador: Admin del sist.</text:span><text:tab/></text:p>
      <text:p text:style-name="P31">Matrícula: Asicuación de un alumno a una asignatur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Ident.</text:p>
          </table:table-cell>
          <table:table-cell table:style-name="Tabla1.A1" office:value-type="string">
            <text:p text:style-name="P6">Titulo</text:p>
          </table:table-cell>
          <table:table-cell table:style-name="Tabla1.A1" office:value-type="string">
            <text:p text:style-name="Standard">Estim</text:p>
          </table:table-cell>
          <table:table-cell table:style-name="Tabla1.A1" office:value-type="string">
            <text:p text:style-name="Table_20_Contents">Prio</text:p>
          </table:table-cell>
          <table:table-cell table:style-name="Tabla1.E1" office:value-type="string">
            <text:p text:style-name="P53">Iter</text:p>
          </table:table-cell>
        </table:table-row>
        <table:table-row>
          <table:table-cell table:style-name="Tabla1.A2" office:value-type="string">
            <text:p text:style-name="P9">HU.1</text:p>
          </table:table-cell>
          <table:table-cell table:style-name="Tabla1.A2" office:value-type="string">
            <text:p text:style-name="P11">Un usuario puede realizar, <text:span text:style-name="T5">modificar o borrar las entregas que</text:span> le habilite su profesor de cada asignatura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2</text:p>
          </table:table-cell>
        </table:table-row>
        <table:table-row>
          <table:table-cell table:style-name="Tabla1.A2" office:value-type="string">
            <text:p text:style-name="P11">HU.2</text:p>
          </table:table-cell>
          <table:table-cell table:style-name="Tabla1.A2" office:value-type="string">
            <text:p text:style-name="P12">Un usuario puede <text:span text:style-name="T5">conultar las calificaciones</text:span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2</text:p>
          </table:table-cell>
        </table:table-row>
        <table:table-row>
          <table:table-cell table:style-name="Tabla1.A2" office:value-type="string">
            <text:p text:style-name="P11">HU.<text:span text:style-name="T4">3</text:span></text:p>
          </table:table-cell>
          <table:table-cell table:style-name="Tabla1.A2" office:value-type="string">
            <text:p text:style-name="P11">Un usuario puede listar las asignaturas en las que esta matriculado, <text:span text:style-name="T5">acceder a cada una y ver y descargar el contenido de las mismas</text:span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3</text:p>
          </table:table-cell>
        </table:table-row>
        <table:table-row>
          <table:table-cell table:style-name="Tabla1.A2" office:value-type="string">
            <text:p text:style-name="P11">HU.4</text:p>
          </table:table-cell>
          <table:table-cell table:style-name="Tabla1.A2" office:value-type="string">
            <text:p text:style-name="P11">Un usuario <text:span text:style-name="T1">para acceder al sistema debe estar registrado y usar un login.</text:span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1</text:p>
          </table:table-cell>
        </table:table-row>
        <table:table-row>
          <table:table-cell table:style-name="Tabla1.A2" office:value-type="string">
            <text:p text:style-name="P11">HU.5</text:p>
          </table:table-cell>
          <table:table-cell table:style-name="Tabla1.A2" office:value-type="string">
            <text:p text:style-name="P14">Un usuario puede <text:span text:style-name="T32">gestionar</text:span> mensajes privados a los distintos usuarios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3</text:p>
          </table:table-cell>
        </table:table-row>
        <table:table-row>
          <table:table-cell table:style-name="Tabla1.A2" office:value-type="string">
            <text:p text:style-name="P11">HU.6</text:p>
          </table:table-cell>
          <table:table-cell table:style-name="Tabla1.A2" office:value-type="string">
            <text:p text:style-name="P14">Un profesor puede enviar circulares por correo interno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3</text:p>
          </table:table-cell>
        </table:table-row>
        <table:table-row>
          <table:table-cell table:style-name="Tabla1.A2" office:value-type="string">
            <text:p text:style-name="P11">HU.7</text:p>
            <text:p text:style-name="P11"/>
          </table:table-cell>
          <table:table-cell table:style-name="Tabla1.A2" office:value-type="string">
            <text:p text:style-name="P14">Un usuario puede <text:span text:style-name="T33">gestionar</text:span> perfil<text:span text:style-name="T33">es</text:span>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1</text:p>
          </table:table-cell>
        </table:table-row>
        <table:table-row>
          <table:table-cell table:style-name="Tabla1.A2" office:value-type="string">
            <text:p text:style-name="P11">HU.8</text:p>
          </table:table-cell>
          <table:table-cell table:style-name="Tabla1.A2" office:value-type="string">
            <text:p text:style-name="P14">Un usuario puede ver perfiles de otros usuarios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1</text:p>
          </table:table-cell>
        </table:table-row>
        <table:table-row>
          <table:table-cell table:style-name="Tabla1.A2" office:value-type="string">
            <text:p text:style-name="P11">HU.9</text:p>
          </table:table-cell>
          <table:table-cell table:style-name="Tabla1.A2" office:value-type="string">
            <text:p text:style-name="P14">Un usuario puede ver los mensajes <text:span text:style-name="T34">circulares </text:span>enviados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3</text:p>
          </table:table-cell>
        </table:table-row>
        <table:table-row>
          <table:table-cell table:style-name="Tabla1.A2" office:value-type="string">
            <text:p text:style-name="P11">HU.1<text:span text:style-name="T1">0</text:span></text:p>
          </table:table-cell>
          <table:table-cell table:style-name="Tabla1.A2" office:value-type="string">
            <text:p text:style-name="P14">Un usuario puede ver los mensajes recibidos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3</text:p>
          </table:table-cell>
        </table:table-row>
        <table:table-row>
          <table:table-cell table:style-name="Tabla1.A2" office:value-type="string">
            <text:p text:style-name="P14">HU.11</text:p>
          </table:table-cell>
          <table:table-cell table:style-name="Tabla1.A2" office:value-type="string">
            <text:p text:style-name="P25">Un profesor puede <text:span text:style-name="T37">gestionar</text:span> entregas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2</text:p>
          </table:table-cell>
        </table:table-row>
        <table:table-row>
          <table:table-cell table:style-name="Tabla1.A2" office:value-type="string">
            <text:p text:style-name="P14">HU.12</text:p>
          </table:table-cell>
          <table:table-cell table:style-name="Tabla1.A2" office:value-type="string">
            <text:p text:style-name="P14">Un profesor puede <text:span text:style-name="T38">gestionar calificaciones de</text:span> las entregas que realicen los alumnos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2">2</text:p>
          </table:table-cell>
        </table:table-row>
        <table:table-row>
          <table:table-cell table:style-name="Tabla1.A2" office:value-type="string">
            <text:p text:style-name="P14">HU.13</text:p>
          </table:table-cell>
          <table:table-cell table:style-name="Tabla1.A2" office:value-type="string">
            <text:p text:style-name="P18">Un profesor puede crear y habilitar grupos de practicas de su asignatura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2</text:p>
          </table:table-cell>
        </table:table-row>
        <table:table-row>
          <table:table-cell table:style-name="Tabla1.A2" office:value-type="string">
            <text:p text:style-name="P14">HU.14</text:p>
          </table:table-cell>
          <table:table-cell table:style-name="Tabla1.A2" office:value-type="string">
            <text:p text:style-name="P39">Un usuario puede <text:span text:style-name="T19">solicitar ser incluido</text:span> en el grupo de practicas que mejor le venga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1">2</text:p>
          </table:table-cell>
        </table:table-row>
        <table:table-row>
          <table:table-cell table:style-name="Tabla1.A2" office:value-type="string">
            <text:p text:style-name="P14">HU.15</text:p>
          </table:table-cell>
          <table:table-cell table:style-name="Tabla1.A2" office:value-type="string">
            <text:p text:style-name="P19">Un administrador puede <text:span text:style-name="T5">gestionar</text:span> los usuarios(alum/prof/<text:span text:style-name="T39">admin</text:span>)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1</text:p>
          </table:table-cell>
        </table:table-row>
        <table:table-row>
          <table:table-cell table:style-name="Tabla1.A2" office:value-type="string">
            <text:p text:style-name="P14">HU.16</text:p>
          </table:table-cell>
          <table:table-cell table:style-name="Tabla1.A2" office:value-type="string">
            <text:p text:style-name="P18">Un administrador <text:span text:style-name="T40">o profesor puede gestionar asignaturas</text:span>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49">1</text:p>
          </table:table-cell>
        </table:table-row>
        <table:table-row>
          <table:table-cell table:style-name="Tabla1.A2" office:value-type="string">
            <text:p text:style-name="P14">HU.17</text:p>
          </table:table-cell>
          <table:table-cell table:style-name="Tabla1.A2" office:value-type="string">
            <text:p text:style-name="P47">Gestión de estadísticas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0">3</text:p>
          </table:table-cell>
        </table:table-row>
        <table:table-row>
          <table:table-cell table:style-name="Tabla1.A2" office:value-type="string">
            <text:p text:style-name="P14">HU.18</text:p>
          </table:table-cell>
          <table:table-cell table:style-name="Tabla1.A2" office:value-type="string">
            <text:p text:style-name="P48">El sistema gestiona las notificaciones.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E2" office:value-type="string">
            <text:p text:style-name="P50">3</text:p>
          </table:table-cell>
        </table:table-row>
      </table:table>
      <text:p text:style-name="Preformatted_20_Text"/>
      <text:p text:style-name="Preformatted_20_Text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8">Ident.</text:p>
          </table:table-cell>
          <table:table-cell table:style-name="Tabla2.A1" office:value-type="string">
            <text:p text:style-name="P7">Titulo</text:p>
          </table:table-cell>
          <table:table-cell table:style-name="Tabla2.A1" office:value-type="string">
            <text:p text:style-name="P29">Estim</text:p>
          </table:table-cell>
          <table:table-cell table:style-name="Tabla2.D1" office:value-type="string">
            <text:p text:style-name="P28">Prio</text:p>
          </table:table-cell>
        </table:table-row>
        <table:table-row>
          <table:table-cell table:style-name="Tabla2.A2" office:value-type="string">
            <text:p text:style-name="P10">HU.1</text:p>
          </table:table-cell>
          <table:table-cell table:style-name="Tabla2.A2" office:value-type="string">
            <text:p text:style-name="P12">Un <text:span text:style-name="T10">alumno</text:span> puede <text:span text:style-name="T10">gestionar</text:span> las entregas que le habilite su profesor de cada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1.1</text:span></text:p>
          </table:table-cell>
          <table:table-cell table:style-name="Tabla2.A2" office:value-type="string">
            <text:p text:style-name="P12">Un <text:span text:style-name="T10">alumno</text:span> puede modificar <text:span text:style-name="T10">el contenido de </text:span>sus entregas realizada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1.2</text:span></text:p>
          </table:table-cell>
          <table:table-cell table:style-name="Tabla2.A2" office:value-type="string">
            <text:p text:style-name="P12">Un <text:span text:style-name="T10">alumno</text:span> puede borrar el contenido de <text:span text:style-name="T10">sus entregas realizadas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ext:soft-page-break/>
        <table:table-row>
          <table:table-cell table:style-name="Tabla2.A2" office:value-type="string">
            <text:p text:style-name="P13">HU.<text:span text:style-name="T10">1.3</text:span></text:p>
          </table:table-cell>
          <table:table-cell table:style-name="Tabla2.A2" office:value-type="string">
            <text:p text:style-name="P13">Un <text:span text:style-name="T10">alumno</text:span> puede listar las entregas que ha realizado por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2">HU.<text:span text:style-name="T10">1.4</text:span></text:p>
          </table:table-cell>
          <table:table-cell table:style-name="Tabla2.A2" office:value-type="string">
            <text:p text:style-name="P35">Un alumno puede subir contenido asociado a una entrega de una asignatura. 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11">1.5</text:span></text:p>
          </table:table-cell>
          <table:table-cell table:style-name="Tabla2.A2" office:value-type="string">
            <text:p text:style-name="P12">Un <text:span text:style-name="T11">usuario</text:span> puede descargar el contenido de <text:span text:style-name="T11">una entrega realizada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3">HU.<text:span text:style-name="T6">2</text:span></text:p>
          </table:table-cell>
          <table:table-cell table:style-name="Tabla2.A2" office:value-type="string">
            <text:p text:style-name="P12">Un usuario puede consultar las calificaciones de las distintas entregas que realice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</text:span></text:p>
          </table:table-cell>
          <table:table-cell table:style-name="Tabla2.A2" office:value-type="string">
            <text:p text:style-name="P12">Un usuario puede listar las asignaturas en las que esta matriculado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.1</text:span></text:p>
            <text:p text:style-name="P12"/>
          </table:table-cell>
          <table:table-cell table:style-name="Tabla2.A2" office:value-type="string">
            <text:p text:style-name="P13">Un usuario puede acceder a cada una de las asignaturas en las que esta matriculado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.2</text:span></text:p>
          </table:table-cell>
          <table:table-cell table:style-name="Tabla2.A2" office:value-type="string">
            <text:p text:style-name="P13">Un usuario puede acceder al contenido de cada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.3</text:span></text:p>
          </table:table-cell>
          <table:table-cell table:style-name="Tabla2.A2" office:value-type="string">
            <text:p text:style-name="P12">Un usuario puede descargar el contenido de sus asignatura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4</text:span></text:p>
          </table:table-cell>
          <table:table-cell table:style-name="Tabla2.A2" office:value-type="string">
            <text:p text:style-name="P12">Un usuario <text:span text:style-name="T1">para acceder al sistema debe estar registrado y usar un nombre y contraseña.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5</text:span></text:p>
          </table:table-cell>
          <table:table-cell table:style-name="Tabla2.A2" office:value-type="string">
            <text:p text:style-name="P15">Un usuario puede <text:span text:style-name="T12">gestionar</text:span> mensajes privados a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6">HU.<text:span text:style-name="T6">5.1</text:span></text:p>
          </table:table-cell>
          <table:table-cell table:style-name="Tabla2.A2" office:value-type="string">
            <text:p text:style-name="P36">Un usuario puede <text:span text:style-name="T12">recibir</text:span> mensajes privados <text:span text:style-name="T12">de</text:span>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6">HU.<text:span text:style-name="T6">5.2</text:span></text:p>
          </table:table-cell>
          <table:table-cell table:style-name="Tabla2.A2" office:value-type="string">
            <text:p text:style-name="P36">Un usuario puede <text:span text:style-name="T12">enviar</text:span> mensajes privados a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6">HU.<text:span text:style-name="T6">5.3</text:span></text:p>
          </table:table-cell>
          <table:table-cell table:style-name="Tabla2.A2" office:value-type="string">
            <text:p text:style-name="P36">Un usuario puede <text:span text:style-name="T12">visualizar</text:span> mensajes privados <text:span text:style-name="T12">recibidos de</text:span>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6</text:span></text:p>
          </table:table-cell>
          <table:table-cell table:style-name="Tabla2.A2" office:value-type="string">
            <text:p text:style-name="P15">Un profesor puede enviar circulares por correo interno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7</text:span></text:p>
          </table:table-cell>
          <table:table-cell table:style-name="Tabla2.A2" office:value-type="string">
            <text:p text:style-name="P16">Un usuario puede <text:span text:style-name="T9">gestionar</text:span> su perfil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7.1</text:span></text:p>
          </table:table-cell>
          <table:table-cell table:style-name="Tabla2.A2" office:value-type="string">
            <text:p text:style-name="P16">Un usuario puede modificar su perfil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7">HU. 7.<text:span text:style-name="T13">2</text:span></text:p>
          </table:table-cell>
          <table:table-cell table:style-name="Tabla2.A2" office:value-type="string">
            <text:p text:style-name="P17">Un usuario puede <text:span text:style-name="T9">visualizar</text:span> su perfil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8</text:span></text:p>
          </table:table-cell>
          <table:table-cell table:style-name="Tabla2.A2" office:value-type="string">
            <text:p text:style-name="P15">Un usuario puede ver perfiles de otr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9</text:span></text:p>
          </table:table-cell>
          <table:table-cell table:style-name="Tabla2.A2" office:value-type="string">
            <text:p text:style-name="P15">Un usuario puede ver los mensajes <text:span text:style-name="T14">circulares </text:span>enviad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0</text:span></text:p>
          </table:table-cell>
          <table:table-cell table:style-name="Tabla2.A2" office:value-type="string">
            <text:p text:style-name="P15">Un <text:span text:style-name="T14">profesor o administrador</text:span> puede <text:span text:style-name="T35">ver</text:span> mensajes <text:span text:style-name="T14">circulares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6">HU.<text:span text:style-name="T6">11</text:span></text:p>
          </table:table-cell>
          <table:table-cell table:style-name="Tabla2.A2" office:value-type="string">
            <text:p text:style-name="P26">Un profesor puede <text:span text:style-name="T36">gestionar</text:span> entregas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6">HU.<text:span text:style-name="T6">11.1</text:span></text:p>
          </table:table-cell>
          <table:table-cell table:style-name="Tabla2.A2" office:value-type="string">
            <text:p text:style-name="P15">Un profesor puede habilitar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2</text:span></text:p>
          </table:table-cell>
          <table:table-cell table:style-name="Tabla2.A2" office:value-type="string">
            <text:p text:style-name="P15">Un profesor puede hacerla visible a su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3</text:span></text:p>
          </table:table-cell>
          <table:table-cell table:style-name="Tabla2.A2" office:value-type="string">
            <text:p text:style-name="P15">Un profesor puede acceder a los distintos contenidos de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4</text:span></text:p>
          </table:table-cell>
          <table:table-cell table:style-name="Tabla2.A2" office:value-type="string">
            <text:p text:style-name="P15">Un profesor puede modificar las condiciones de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5</text:span></text:p>
          </table:table-cell>
          <table:table-cell table:style-name="Tabla2.A2" office:value-type="string">
            <text:p text:style-name="P15">Un profesor puede <text:span text:style-name="T15">deshabilitar</text:span>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6">11.6</text:span></text:p>
          </table:table-cell>
          <table:table-cell table:style-name="Tabla2.A2" office:value-type="string">
            <text:p text:style-name="P15">Un profesor puede eliminar l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</text:span></text:p>
          </table:table-cell>
          <table:table-cell table:style-name="Tabla2.A2" office:value-type="string">
            <text:p text:style-name="P16">Un profesor puede calificar las entregas que realicen los alumn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1</text:span></text:p>
          </table:table-cell>
          <table:table-cell table:style-name="Tabla2.A2" office:value-type="string">
            <text:p text:style-name="P15">Un profesor puede public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2</text:span></text:p>
          </table:table-cell>
          <table:table-cell table:style-name="Tabla2.A2" office:value-type="string">
            <text:p text:style-name="P15">Un profesor puede ocult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ext:soft-page-break/>
        <table:table-row>
          <table:table-cell table:style-name="Tabla2.A2" office:value-type="string">
            <text:p text:style-name="P19">HU.<text:span text:style-name="T7">12.3</text:span></text:p>
          </table:table-cell>
          <table:table-cell table:style-name="Tabla2.A2" office:value-type="string">
            <text:p text:style-name="P15">Un profesor puede modific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4</text:span></text:p>
          </table:table-cell>
          <table:table-cell table:style-name="Tabla2.A2" office:value-type="string">
            <text:p text:style-name="P15">Un profesor puede elimin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</text:span></text:p>
          </table:table-cell>
          <table:table-cell table:style-name="Tabla2.A2" office:value-type="string">
            <text:p text:style-name="P19">Un profesor puede <text:span text:style-name="T16">gestionar</text:span> grupos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1</text:span></text:p>
          </table:table-cell>
          <table:table-cell table:style-name="Tabla2.A2" office:value-type="string">
            <text:p text:style-name="P19">Un profesor puede <text:span text:style-name="T17">habilitar</text:span> grupos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2</text:span></text:p>
          </table:table-cell>
          <table:table-cell table:style-name="Tabla2.A2" office:value-type="string">
            <text:p text:style-name="P19">Un profesor puede <text:span text:style-name="T17">deshabilitar</text:span> grupos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3</text:span></text:p>
          </table:table-cell>
          <table:table-cell table:style-name="Tabla2.A2" office:value-type="string">
            <text:p text:style-name="P19">Un profesor puede <text:span text:style-name="T17">incluir</text:span> <text:span text:style-name="T17">alumnos en sus grupos</text:span>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4</text:span></text:p>
          </table:table-cell>
          <table:table-cell table:style-name="Tabla2.A2" office:value-type="string">
            <text:p text:style-name="P19">Un profesor puede <text:span text:style-name="T18">excluir</text:span> <text:span text:style-name="T17">alumnos en sus grupos</text:span>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4</text:span></text:p>
          </table:table-cell>
          <table:table-cell table:style-name="Tabla2.A2" office:value-type="string">
            <text:p text:style-name="P19">Un usuario puede <text:span text:style-name="T19">solicitar ser incluido</text:span> en el grupo de practicas que mejor le ven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5</text:span></text:p>
          </table:table-cell>
          <table:table-cell table:style-name="Tabla2.A2" office:value-type="string">
            <text:p text:style-name="P20">Un administrador puede <text:span text:style-name="T7">gestionar</text:span> l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5.1</text:span></text:p>
          </table:table-cell>
          <table:table-cell table:style-name="Tabla2.A2" office:value-type="string">
            <text:p text:style-name="P19">Un administrador va a dar de alta a los usuarios(alum/prof/<text:span text:style-name="T20">admin</text:span>)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5.2</text:span></text:p>
          </table:table-cell>
          <table:table-cell table:style-name="Tabla2.A2" office:value-type="string">
            <text:p text:style-name="P38">Un administrador va a dar de baja a los usuarios(alum/prof/<text:span text:style-name="T20">admin</text:span>)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</text:span></text:p>
          </table:table-cell>
          <table:table-cell table:style-name="Tabla2.A2" office:value-type="string">
            <text:p text:style-name="P19">Un administrador <text:span text:style-name="T21">puede gestionar asignaturas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.1</text:span></text:p>
          </table:table-cell>
          <table:table-cell table:style-name="Tabla2.A2" office:value-type="string">
            <text:p text:style-name="P19">Un administrador <text:span text:style-name="T21">puede incluir alumnos en asignaturas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.2</text:span></text:p>
          </table:table-cell>
          <table:table-cell table:style-name="Tabla2.A2" office:value-type="string">
            <text:p text:style-name="P19">Un administrador <text:span text:style-name="T21">puede excluir alumnos de asignaturas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.3</text:span></text:p>
          </table:table-cell>
          <table:table-cell table:style-name="Tabla2.A2" office:value-type="string">
            <text:p text:style-name="P22">Un administrador <text:span text:style-name="T22">puede</text:span> a asignar a uno o mas profesores en las asignaturas que imparten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8">16.4</text:span></text:p>
          </table:table-cell>
          <table:table-cell table:style-name="Tabla2.A2" office:value-type="string">
            <text:p text:style-name="P19">Un administrador <text:span text:style-name="T22">puede</text:span> a dar de <text:span text:style-name="T3">baja</text:span> a un <text:span text:style-name="T22">profesor</text:span> <text:span text:style-name="T22">de las asignaturas que imparte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25">17</text:span></text:p>
          </table:table-cell>
          <table:table-cell table:style-name="Tabla2.A2" office:value-type="string">
            <text:p text:style-name="P22">El sistema <text:span text:style-name="T24">permite la gestión</text:span> estadísticas <text:span text:style-name="T23">requeridas por la administración.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41">HU.<text:span text:style-name="T25">17.1</text:span></text:p>
          </table:table-cell>
          <table:table-cell table:style-name="Tabla2.A2" office:value-type="string">
            <text:p text:style-name="P45">El sistema crea estadísticas periódicamente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25">17.2</text:span></text:p>
          </table:table-cell>
          <table:table-cell table:style-name="Tabla2.A2" office:value-type="string">
            <text:p text:style-name="P23">Un administrador/profesor puede acceder a las estadística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26">18</text:span></text:p>
          </table:table-cell>
          <table:table-cell table:style-name="Tabla2.A2" office:value-type="string">
            <text:p text:style-name="P23">El sistema <text:span text:style-name="T26">gestiona</text:span> notificaciones a los <text:span text:style-name="T26">usuarios cuando se dispare un evento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42">HU.<text:span text:style-name="T26">18.1</text:span></text:p>
          </table:table-cell>
          <table:table-cell table:style-name="Tabla2.A2" office:value-type="string">
            <text:p text:style-name="P43">El sistema envía notificaciones a los <text:span text:style-name="T28">dispositivos móviles de los usuarios </text:span>cuando recibe un mensaje <text:span text:style-name="T27">circular o privado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31">18.2</text:span></text:p>
          </table:table-cell>
          <table:table-cell table:style-name="Tabla2.A2" office:value-type="string">
            <text:p text:style-name="P44">El sistema envía notificaciones <text:span text:style-name="T29">a los alumnos de una asignatura </text:span>cuando el profesor habilita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31">18.3</text:span></text:p>
          </table:table-cell>
          <table:table-cell table:style-name="Tabla2.A2" office:value-type="string">
            <text:p text:style-name="P22">El sistema envía notificaciones <text:span text:style-name="T30">a un alumno </text:span>cuando el alumno realiza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31">18.4</text:span></text:p>
          </table:table-cell>
          <table:table-cell table:style-name="Tabla2.A2" office:value-type="string">
            <text:p text:style-name="P46">El sistema envía una notificación a un alumno cuando quede x tiempo del plazo de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</table:table>
      <text:p text:style-name="P29"/>
      <text:p text:style-name="Preformatted_20_Text"/>
      <text:p text:style-name="P4">Iteraciones= 3</text:p>
      <text:p text:style-name="P4"/>
      <text:p text:style-name="P4">Iteracion 1=</text:p>
      <text:p text:style-name="P4"><text:tab/><text:tab/></text:p>
      <text:p text:style-name="P4">Iteracion 2=</text:p>
      <text:p text:style-name="P4"/>
      <text:p text:style-name="P4">Iteracion 3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3:19:31.322089859</dc:date>
    <meta:editing-duration>PT1H24M29S</meta:editing-duration>
    <meta:editing-cycles>61</meta:editing-cycles>
    <meta:generator>LibreOffice/5.1.4.2$Linux_X86_64 LibreOffice_project/10m0$Build-2</meta:generator>
    <meta:document-statistic meta:table-count="2" meta:image-count="0" meta:object-count="0" meta:page-count="3" meta:paragraph-count="187" meta:word-count="860" meta:character-count="5469" meta:non-whitespace-character-count="4791"/>
  </office:meta>
</office:document-meta>
</file>